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ROP DATABASE IF EXISTS pet_database;</text:p>
      <text:p text:style-name="Normal">CREATE DATABASE pet_database;</text:p>
      <text:p text:style-name="Normal">USE pet_database;</text:p>
      <text:p text:style-name="Normal"/>
      <text:p text:style-name="Normal">DROP TABLE IF EXISTS petPet, petEvent;</text:p>
      <text:p text:style-name="Normal"/>
      <text:p text:style-name="Normal">-- Up to the next CUTOFF POINT should be in task1.sql</text:p>
      <text:p text:style-name="Normal"/>
      <text:p text:style-name="Normal">petPet (</text:p>
      <text:p text:style-name="Normal"><text:s text:c="2"/>PRIMARY KEY petname varchar(20),</text:p>
      <text:p text:style-name="Normal"><text:s text:c="2"/>owner varchar(45),</text:p>
      <text:p text:style-name="Normal"><text:s text:c="2"/>species varchar(45),</text:p>
      <text:p text:style-name="Normal"><text:s text:c="2"/>gender bit,</text:p>
      <text:p text:style-name="Normal"><text:s text:c="2"/>birth date,</text:p>
      <text:p text:style-name="Normal"><text:s text:c="2"/>death date</text:p>
      <text:p text:style-name="Normal">);</text:p>
      <text:p text:style-name="Normal">petEvent (</text:p>
      <text:p text:style-name="Normal"><text:s text:c="2"/>petname varchar(15),</text:p>
      <text:p text:style-name="Normal"><text:s text:c="2"/>eventdate date,</text:p>
      <text:p text:style-name="Normal"><text:s text:c="2"/>eventtype varchar(255),</text:p>
      <text:p text:style-name="Normal"><text:s text:c="2"/>remark varchar(255),</text:p>
      <text:p text:style-name="Normal"><text:s text:c="2"/>FOREIGN KEY petname REFERENCES petPet(petname),</text:p>
      <text:p text:style-name="Normal"><text:s text:c="2"/>PRIMARY KEY (eventdate, eventtype)</text:p>
      <text:p text:style-name="Normal">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inhardas Girdziusas</meta:initial-creator>
    <dc:creator>Reinhardas Girdziusas</dc:creator>
    <meta:creation-date>2024-10-27T19:52:00Z</meta:creation-date>
    <dc:date>2024-10-27T19:52:00Z</dc:date>
    <meta:template xlink:href="Normal" xlink:type="simple"/>
    <meta:editing-cycles>2</meta:editing-cycles>
    <meta:editing-duration>PT0S</meta:editing-duration>
    <meta:document-statistic meta:page-count="1" meta:paragraph-count="1" meta:word-count="75" meta:character-count="504" meta:row-count="3" meta:non-whitespace-character-count="430"/>
  </office:meta>
</office:document-meta>
</file>